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rssi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0.01459854" calcext:value-type="float">
            <text:p>0.01459854</text:p>
          </table:table-cell>
          <table:table-cell office:value-type="float" office:value="0.05839416" calcext:value-type="float">
            <text:p>0.05839416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0.05839416" calcext:value-type="float">
            <text:p>0.05839416</text:p>
          </table:table-cell>
          <table:table-cell table:number-columns-repeated="2" office:value-type="float" office:value="0.11678832" calcext:value-type="float">
            <text:p>0.11678832</text:p>
          </table:table-cell>
          <table:table-cell office:value-type="float" office:value="0.02189781" calcext:value-type="float">
            <text:p>0.02189781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0.10218978" calcext:value-type="float">
            <text:p>0.10218978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04379562" calcext:value-type="float">
            <text:p>0.04379562</text:p>
          </table:table-cell>
          <table:table-cell office:value-type="string" calcext:value-type="string">
            <text:p>0</text:p>
          </table:table-cell>
          <table:table-cell office:value-type="float" office:value="0.04379562" calcext:value-type="float">
            <text:p>0.04379562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1438849" calcext:value-type="float">
            <text:p>0.01438849</text:p>
          </table:table-cell>
          <table:table-cell office:value-type="string" calcext:value-type="string">
            <text:p>0</text:p>
          </table:table-cell>
          <table:table-cell office:value-type="float" office:value="0.021582734" calcext:value-type="float">
            <text:p>0.021582734</text:p>
          </table:table-cell>
          <table:table-cell table:number-columns-repeated="2" office:value-type="float" office:value="0.05755396" calcext:value-type="float">
            <text:p>0.05755396</text:p>
          </table:table-cell>
          <table:table-cell office:value-type="float" office:value="0.10071942" calcext:value-type="float">
            <text:p>0.10071942</text:p>
          </table:table-cell>
          <table:table-cell office:value-type="float" office:value="0.043165468" calcext:value-type="float">
            <text:p>0.043165468</text:p>
          </table:table-cell>
          <table:table-cell office:value-type="float" office:value="0.1438849" calcext:value-type="float">
            <text:p>0.1438849</text:p>
          </table:table-cell>
          <table:table-cell table:number-columns-repeated="2" office:value-type="float" office:value="0.086330935" calcext:value-type="float">
            <text:p>0.086330935</text:p>
          </table:table-cell>
          <table:table-cell office:value-type="float" office:value="0.11510792" calcext:value-type="float">
            <text:p>0.11510792</text:p>
          </table:table-cell>
          <table:table-cell office:value-type="float" office:value="0.07194245" calcext:value-type="float">
            <text:p>0.07194245</text:p>
          </table:table-cell>
          <table:table-cell office:value-type="float" office:value="0.01438849" calcext:value-type="float">
            <text:p>0.01438849</text:p>
          </table:table-cell>
          <table:table-cell office:value-type="float" office:value="0.07194245" calcext:value-type="float">
            <text:p>0.07194245</text:p>
          </table:table-cell>
          <table:table-cell office:value-type="float" office:value="0.043165468" calcext:value-type="float">
            <text:p>0.043165468</text:p>
          </table:table-cell>
          <table:table-cell office:value-type="float" office:value="0.01438849" calcext:value-type="float">
            <text:p>0.01438849</text:p>
          </table:table-cell>
          <table:table-cell office:value-type="float" office:value="0.043165468" calcext:value-type="float">
            <text:p>0.043165468</text:p>
          </table:table-cell>
          <table:table-cell office:value-type="string" calcext:value-type="string">
            <text:p>0</text:p>
          </table:table-cell>
          <table:table-cell office:value-type="float" office:value="0.01438849" calcext:value-type="float">
            <text:p>0.01438849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07434944" calcext:value-type="float">
            <text:p>0.007434944</text:p>
          </table:table-cell>
          <table:table-cell office:value-type="string" calcext:value-type="string">
            <text:p>0</text:p>
          </table:table-cell>
          <table:table-cell office:value-type="float" office:value="0.029739777" calcext:value-type="float">
            <text:p>0.029739777</text:p>
          </table:table-cell>
          <table:table-cell office:value-type="float" office:value="0.014869888" calcext:value-type="float">
            <text:p>0.014869888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022304833" calcext:value-type="float">
            <text:p>0.022304833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29739777" calcext:value-type="float">
            <text:p>0.029739777</text:p>
          </table:table-cell>
          <table:table-cell office:value-type="float" office:value="0.09665427" calcext:value-type="float">
            <text:p>0.09665427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48327137" calcext:value-type="float">
            <text:p>0.048327137</text:p>
          </table:table-cell>
          <table:table-cell office:value-type="float" office:value="0.08921933" calcext:value-type="float">
            <text:p>0.08921933</text:p>
          </table:table-cell>
          <table:table-cell office:value-type="float" office:value="0.05762082" calcext:value-type="float">
            <text:p>0.05762082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9665427" calcext:value-type="float">
            <text:p>0.09665427</text:p>
          </table:table-cell>
          <table:table-cell office:value-type="float" office:value="0.111524165" calcext:value-type="float">
            <text:p>0.111524165</text:p>
          </table:table-cell>
          <table:table-cell office:value-type="float" office:value="0.022304833" calcext:value-type="float">
            <text:p>0.022304833</text:p>
          </table:table-cell>
          <table:table-cell office:value-type="float" office:value="0.039033458" calcext:value-type="float">
            <text:p>0.039033458</text:p>
          </table:table-cell>
          <table:table-cell office:value-type="float" office:value="0.014869888" calcext:value-type="float">
            <text:p>0.014869888</text:p>
          </table:table-cell>
          <table:table-cell office:value-type="float" office:value="0.007434944" calcext:value-type="float">
            <text:p>0.007434944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14869888" calcext:value-type="float">
            <text:p>0.014869888</text:p>
          </table:table-cell>
          <table:table-cell table:number-columns-repeated="2" office:value-type="float" office:value="0.007434944" calcext:value-type="float">
            <text:p>0.007434944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.014440433" calcext:value-type="float">
            <text:p>0.014440433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54151624" calcext:value-type="float">
            <text:p>0.054151624</text:p>
          </table:table-cell>
          <table:table-cell office:value-type="string" calcext:value-type="string">
            <text:p>0</text:p>
          </table:table-cell>
          <table:table-cell office:value-type="float" office:value="0.0433213" calcext:value-type="float">
            <text:p>0.0433213</text:p>
          </table:table-cell>
          <table:table-cell table:number-columns-repeated="2" office:value-type="float" office:value="0.057761732" calcext:value-type="float">
            <text:p>0.057761732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79422385" calcext:value-type="float">
            <text:p>0.079422385</text:p>
          </table:table-cell>
          <table:table-cell office:value-type="float" office:value="0.025270758" calcext:value-type="float">
            <text:p>0.025270758</text:p>
          </table:table-cell>
          <table:table-cell table:number-columns-repeated="2" office:value-type="float" office:value="0.11191336" calcext:value-type="float">
            <text:p>0.11191336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9386282" calcext:value-type="float">
            <text:p>0.09386282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7220217" calcext:value-type="float">
            <text:p>0.07220217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28880866" calcext:value-type="float">
            <text:p>0.028880866</text:p>
          </table:table-cell>
          <table:table-cell table:number-columns-repeated="3" office:value-type="float" office:value="0.014440433" calcext:value-type="float">
            <text:p>0.014440433</text:p>
          </table:table-cell>
          <table:table-cell office:value-type="float" office:value="0.0072202166" calcext:value-type="float">
            <text:p>0.0072202166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24911031" calcext:value-type="float">
            <text:p>0.024911031</text:p>
          </table:table-cell>
          <table:table-cell office:value-type="string" calcext:value-type="string">
            <text:p>0</text:p>
          </table:table-cell>
          <table:table-cell office:value-type="float" office:value="0.010676157" calcext:value-type="float">
            <text:p>0.010676157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49822062" calcext:value-type="float">
            <text:p>0.049822062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3914591" calcext:value-type="float">
            <text:p>0.03914591</text:p>
          </table:table-cell>
          <table:table-cell office:value-type="float" office:value="0.049822062" calcext:value-type="float">
            <text:p>0.049822062</text:p>
          </table:table-cell>
          <table:table-cell office:value-type="float" office:value="0.0035587188" calcext:value-type="float">
            <text:p>0.0035587188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53380784" calcext:value-type="float">
            <text:p>0.053380784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 office:value-type="float" office:value="0.0569395" calcext:value-type="float">
            <text:p>0.056939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 office:value-type="float" office:value="0.042704627" calcext:value-type="float">
            <text:p>0.042704627</text:p>
          </table:table-cell>
          <table:table-cell table:number-columns-repeated="2" office:value-type="float" office:value="0.02846975" calcext:value-type="float">
            <text:p>0.02846975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5" office:value-type="string" calcext:value-type="string">
            <text:p>0</text:p>
          </table:table-cell>
          <table:table-cell table:number-columns-repeated="2" office:value-type="float" office:value="0.02846975" calcext:value-type="float">
            <text:p>0.02846975</text:p>
          </table:table-cell>
          <table:table-cell table:number-columns-repeated="2" office:value-type="float" office:value="0.042704627" calcext:value-type="float">
            <text:p>0.042704627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071174377" calcext:value-type="float">
            <text:p>0.0071174377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81850536" calcext:value-type="float">
            <text:p>0.081850536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19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2846975" calcext:value-type="float">
            <text:p>0.02846975</text:p>
          </table:table-cell>
          <table:table-cell office:value-type="string" calcext:value-type="string">
            <text:p>0</text:p>
          </table:table-cell>
          <table:table-cell office:value-type="float" office:value="0.02846975" calcext:value-type="float">
            <text:p>0.02846975</text:p>
          </table:table-cell>
          <table:table-cell table:number-columns-repeated="2" office:value-type="float" office:value="0.071174376" calcext:value-type="float">
            <text:p>0.071174376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17793594" calcext:value-type="float">
            <text:p>0.017793594</text:p>
          </table:table-cell>
          <table:table-cell office:value-type="float" office:value="0.113879" calcext:value-type="float">
            <text:p>0.113879</text:p>
          </table:table-cell>
          <table:table-cell office:value-type="float" office:value="0.042704627" calcext:value-type="float">
            <text:p>0.042704627</text:p>
          </table:table-cell>
          <table:table-cell office:value-type="string" calcext:value-type="string">
            <text:p>0</text:p>
          </table:table-cell>
          <table:table-cell office:value-type="float" office:value="0.071174376" calcext:value-type="float">
            <text:p>0.071174376</text:p>
          </table:table-cell>
          <table:table-cell table:number-columns-repeated="3" office:value-type="float" office:value="0.0569395" calcext:value-type="float">
            <text:p>0.0569395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.014492754" calcext:value-type="float">
            <text:p>0.014492754</text:p>
          </table:table-cell>
          <table:table-cell office:value-type="string" calcext:value-type="string">
            <text:p>0</text:p>
          </table:table-cell>
          <table:table-cell table:number-columns-repeated="4" office:value-type="float" office:value="0.014492754" calcext:value-type="float">
            <text:p>0.01449275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0.014492754" calcext:value-type="float">
            <text:p>0.014492754</text:p>
          </table:table-cell>
          <table:table-cell table:number-columns-repeated="3" office:value-type="float" office:value="0.028985508" calcext:value-type="float">
            <text:p>0.028985508</text:p>
          </table:table-cell>
          <table:table-cell office:value-type="float" office:value="0.11594203" calcext:value-type="float">
            <text:p>0.11594203</text:p>
          </table:table-cell>
          <table:table-cell office:value-type="float" office:value="0.014492754" calcext:value-type="float">
            <text:p>0.014492754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10144927" calcext:value-type="float">
            <text:p>0.10144927</text:p>
          </table:table-cell>
          <table:table-cell table:number-columns-repeated="2" office:value-type="float" office:value="0.13043478" calcext:value-type="float">
            <text:p>0.13043478</text:p>
          </table:table-cell>
          <table:table-cell office:value-type="float" office:value="0.057971016" calcext:value-type="float">
            <text:p>0.057971016</text:p>
          </table:table-cell>
          <table:table-cell office:value-type="float" office:value="0.014492754" calcext:value-type="float">
            <text:p>0.014492754</text:p>
          </table:table-cell>
          <table:table-cell office:value-type="float" office:value="0.072463766" calcext:value-type="float">
            <text:p>0.07246376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4347826" calcext:value-type="float">
            <text:p>0.04347826</text:p>
          </table:table-cell>
          <table:table-cell office:value-type="float" office:value="0.014492754" calcext:value-type="float">
            <text:p>0.014492754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2" office:value-type="float" office:value="0.043956045" calcext:value-type="float">
            <text:p>0.043956045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24908425" calcext:value-type="float">
            <text:p>0.24908425</text:p>
          </table:table-cell>
          <table:table-cell office:value-type="float" office:value="0.08791209" calcext:value-type="float">
            <text:p>0.08791209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7326008" calcext:value-type="float">
            <text:p>0.07326008</text:p>
          </table:table-cell>
          <table:table-cell table:number-columns-repeated="2" office:value-type="float" office:value="0.02930403" calcext:value-type="float">
            <text:p>0.02930403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036630037" calcext:value-type="float">
            <text:p>0.0036630037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6" office:value-type="string" calcext:value-type="string">
            <text:p>0</text:p>
          </table:table-cell>
          <table:table-cell table:number-columns-repeated="2" office:value-type="float" office:value="0.02930403" calcext:value-type="float">
            <text:p>0.02930403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9157509" calcext:value-type="float">
            <text:p>0.09157509</text:p>
          </table:table-cell>
          <table:table-cell table:number-columns-repeated="2" office:value-type="float" office:value="0.02930403" calcext:value-type="float">
            <text:p>0.02930403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13186814" calcext:value-type="float">
            <text:p>0.13186814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8791209" calcext:value-type="float">
            <text:p>0.08791209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2930403" calcext:value-type="float">
            <text:p>0.0293040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14652015" calcext:value-type="float">
            <text:p>0.014652015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4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3508772" calcext:value-type="float">
            <text:p>0.03508772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16374269" calcext:value-type="float">
            <text:p>0.16374269</text:p>
          </table:table-cell>
          <table:table-cell office:value-type="float" office:value="0.18421052" calcext:value-type="float">
            <text:p>0.18421052</text:p>
          </table:table-cell>
          <table:table-cell office:value-type="float" office:value="0.12865497" calcext:value-type="float">
            <text:p>0.12865497</text:p>
          </table:table-cell>
          <table:table-cell office:value-type="float" office:value="0.10526316" calcext:value-type="float">
            <text:p>0.10526316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116959065" calcext:value-type="float">
            <text:p>0.0116959065</text:p>
          </table:table-cell>
          <table:table-cell office:value-type="float" office:value="0.058479533" calcext:value-type="float">
            <text:p>0.058479533</text:p>
          </table:table-cell>
          <table:table-cell table:number-columns-repeated="8" office:value-type="string" calcext:value-type="string">
            <text:p>0</text:p>
          </table:table-cell>
          <table:table-cell table:number-columns-repeated="4" office:value-type="float" office:value="0.0116959065" calcext:value-type="float">
            <text:p>0.0116959065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0116959065" calcext:value-type="float">
            <text:p>0.0116959065</text:p>
          </table:table-cell>
          <table:table-cell office:value-type="string" calcext:value-type="string">
            <text:p>0</text:p>
          </table:table-cell>
          <table:table-cell office:value-type="float" office:value="0.0116959065" calcext:value-type="float">
            <text:p>0.011695906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116959065" calcext:value-type="float">
            <text:p>0.0116959065</text:p>
          </table:table-cell>
          <table:table-cell office:value-type="float" office:value="0.00877193" calcext:value-type="float">
            <text:p>0.00877193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3125" calcext:value-type="float">
            <text:p>0.0312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15625" calcext:value-type="float">
            <text:p>0.015625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17857144" calcext:value-type="float">
            <text:p>0.017857144</text:p>
          </table:table-cell>
          <table:table-cell table:number-columns-repeated="2" office:value-type="float" office:value="0.035714287" calcext:value-type="float">
            <text:p>0.0357142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17857143" calcext:value-type="float">
            <text:p>0.17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071428" calcext:value-type="float">
            <text:p>0.16071428</text:p>
          </table:table-cell>
          <table:table-cell office:value-type="float" office:value="0.071428575" calcext:value-type="float">
            <text:p>0.071428575</text:p>
          </table:table-cell>
          <table:table-cell table:number-columns-repeated="2" office:value-type="float" office:value="0.017857144" calcext:value-type="float">
            <text:p>0.017857144</text:p>
          </table:table-cell>
          <table:table-cell table:number-columns-repeated="36" office:value-type="string" calcext:value-type="string">
            <text:p>0</text:p>
          </table:table-cell>
        </table:table-row>
        <table:table-row table:style-name="ro1">
          <table:table-cell/>
          <table:table-cell table:formula="of:=MAX([.B2:.B18])" office:value-type="float" office:value="1" calcext:value-type="float">
            <text:p/>
          </table:table-cell>
          <table:table-cell table:formula="of:=MAX([.C2:.C18])" office:value-type="float" office:value="1" calcext:value-type="float">
            <text:p/>
          </table:table-cell>
          <table:table-cell table:formula="of:=MAX([.D2:.D18])" office:value-type="float" office:value="0.05" calcext:value-type="float">
            <text:p/>
          </table:table-cell>
          <table:table-cell table:formula="of:=MAX([.E2:.E18])" office:value-type="float" office:value="0.3" calcext:value-type="float">
            <text:p/>
          </table:table-cell>
          <table:table-cell table:formula="of:=MAX([.F2:.F18])" office:value-type="float" office:value="0.16374269" calcext:value-type="float">
            <text:p/>
          </table:table-cell>
          <table:table-cell table:formula="of:=MAX([.G2:.G18])" office:value-type="float" office:value="0.18421052" calcext:value-type="float">
            <text:p/>
          </table:table-cell>
          <table:table-cell table:formula="of:=MAX([.H2:.H18])" office:value-type="float" office:value="0.21428572" calcext:value-type="float">
            <text:p/>
          </table:table-cell>
          <table:table-cell table:formula="of:=MAX([.I2:.I18])" office:value-type="float" office:value="0.17857143" calcext:value-type="float">
            <text:p/>
          </table:table-cell>
          <table:table-cell table:formula="of:=MAX([.J2:.J18])" office:value-type="float" office:value="0.125" calcext:value-type="float">
            <text:p/>
          </table:table-cell>
          <table:table-cell table:formula="of:=MAX([.K2:.K18])" office:value-type="float" office:value="0.16071428" calcext:value-type="float">
            <text:p/>
          </table:table-cell>
          <table:table-cell table:formula="of:=MAX([.L2:.L18])" office:value-type="float" office:value="0.11678832" calcext:value-type="float">
            <text:p/>
          </table:table-cell>
          <table:table-cell table:formula="of:=MAX([.M2:.M18])" office:value-type="float" office:value="0.086330935" calcext:value-type="float">
            <text:p/>
          </table:table-cell>
          <table:table-cell table:formula="of:=MAX([.N2:.N18])" office:value-type="float" office:value="0.5" calcext:value-type="float">
            <text:p/>
          </table:table-cell>
          <table:table-cell table:formula="of:=MAX([.O2:.O18])" office:value-type="float" office:value="0.11678832" calcext:value-type="float">
            <text:p/>
          </table:table-cell>
          <table:table-cell table:formula="of:=MAX([.P2:.P18])" office:value-type="float" office:value="0.102564104" calcext:value-type="float">
            <text:p/>
          </table:table-cell>
          <table:table-cell table:formula="of:=MAX([.Q2:.Q18])" office:value-type="float" office:value="0.13186814" calcext:value-type="float">
            <text:p/>
          </table:table-cell>
          <table:table-cell table:formula="of:=MAX([.R2:.R18])" office:value-type="float" office:value="0.24908425" calcext:value-type="float">
            <text:p/>
          </table:table-cell>
          <table:table-cell table:formula="of:=MAX([.S2:.S18])" office:value-type="float" office:value="0.09665427" calcext:value-type="float">
            <text:p/>
          </table:table-cell>
          <table:table-cell table:formula="of:=MAX([.T2:.T18])" office:value-type="float" office:value="0.111524165" calcext:value-type="float">
            <text:p/>
          </table:table-cell>
          <table:table-cell table:formula="of:=MAX([.U2:.U18])" office:value-type="float" office:value="0.08791209" calcext:value-type="float">
            <text:p/>
          </table:table-cell>
          <table:table-cell table:formula="of:=MAX([.V2:.V18])" office:value-type="float" office:value="0.07326008" calcext:value-type="float">
            <text:p/>
          </table:table-cell>
          <table:table-cell table:formula="of:=MAX([.W2:.W18])" office:value-type="float" office:value="0.5" calcext:value-type="float">
            <text:p/>
          </table:table-cell>
          <table:table-cell table:formula="of:=MAX([.X2:.X18])" office:value-type="float" office:value="0.02930403" calcext:value-type="float">
            <text:p/>
          </table:table-cell>
          <table:table-cell table:formula="of:=MAX([.Y2:.Y18])" office:value-type="float" office:value="0.0569395" calcext:value-type="float">
            <text:p/>
          </table:table-cell>
          <table:table-cell table:formula="of:=MAX([.Z2:.Z18])" office:value-type="float" office:value="0.10144927" calcext:value-type="float">
            <text:p/>
          </table:table-cell>
          <table:table-cell table:formula="of:=MAX([.AA2:.AA18])" office:value-type="float" office:value="0.13043478" calcext:value-type="float">
            <text:p/>
          </table:table-cell>
          <table:table-cell table:formula="of:=MAX([.AB2:.AB18])" office:value-type="float" office:value="0.13043478" calcext:value-type="float">
            <text:p/>
          </table:table-cell>
          <table:table-cell table:formula="of:=MAX([.AC2:.AC18])" office:value-type="float" office:value="0.071174376" calcext:value-type="float">
            <text:p/>
          </table:table-cell>
          <table:table-cell table:formula="of:=MAX([.AD2:.AD18])" office:value-type="float" office:value="0.0569395" calcext:value-type="float">
            <text:p/>
          </table:table-cell>
          <table:table-cell table:formula="of:=MAX([.AE2:.AE18])" office:value-type="float" office:value="0.072463766" calcext:value-type="float">
            <text:p/>
          </table:table-cell>
          <table:table-cell table:formula="of:=MAX([.AF2:.AF18])" office:value-type="float" office:value="0.042704627" calcext:value-type="float">
            <text:p/>
          </table:table-cell>
          <table:table-cell table:formula="of:=MAX([.AG2:.AG18])" office:value-type="float" office:value="0.071174376" calcext:value-type="float">
            <text:p/>
          </table:table-cell>
          <table:table-cell table:formula="of:=MAX([.AH2:.AH18])" office:value-type="float" office:value="0.071174376" calcext:value-type="float">
            <text:p/>
          </table:table-cell>
          <table:table-cell table:formula="of:=MAX([.AI2:.AI18])" office:value-type="float" office:value="0.099644125" calcext:value-type="float">
            <text:p/>
          </table:table-cell>
          <table:table-cell table:formula="of:=MAX([.AJ2:.AJ18])" office:value-type="float" office:value="0.071174376" calcext:value-type="float">
            <text:p/>
          </table:table-cell>
          <table:table-cell table:formula="of:=MAX([.AK2:.AK18])" office:value-type="float" office:value="0.099644125" calcext:value-type="float">
            <text:p/>
          </table:table-cell>
          <table:table-cell table:formula="of:=MAX([.AL2:.AL18])" office:value-type="float" office:value="0.042704627" calcext:value-type="float">
            <text:p/>
          </table:table-cell>
          <table:table-cell table:formula="of:=MAX([.AM2:.AM18])" office:value-type="float" office:value="0.113879" calcext:value-type="float">
            <text:p/>
          </table:table-cell>
          <table:table-cell table:formula="of:=MAX([.AN2:.AN18])" office:value-type="float" office:value="0.0569395" calcext:value-type="float">
            <text:p/>
          </table:table-cell>
          <table:table-cell table:formula="of:=MAX([.AO2:.AO18])" office:value-type="float" office:value="0.014234875" calcext:value-type="float">
            <text:p/>
          </table:table-cell>
          <table:table-cell table:formula="of:=MAX([.AP2:.AP18])" office:value-type="float" office:value="0.071174376" calcext:value-type="float">
            <text:p/>
          </table:table-cell>
          <table:table-cell table:formula="of:=MAX([.AQ2:.AQ18])" office:value-type="float" office:value="0.085409254" calcext:value-type="float">
            <text:p/>
          </table:table-cell>
          <table:table-cell table:formula="of:=MAX([.AR2:.AR18])" office:value-type="float" office:value="0.081850536" calcext:value-type="float">
            <text:p/>
          </table:table-cell>
          <table:table-cell table:formula="of:=MAX([.AS2:.AS18])" office:value-type="float" office:value="0.0569395" calcext:value-type="float">
            <text:p/>
          </table:table-cell>
          <table:table-cell table:formula="of:=MAX([.AT2:.AT18])" office:value-type="float" office:value="0.014234875" calcext:value-type="float">
            <text:p/>
          </table:table-cell>
          <table:table-cell table:formula="of:=MAX([.AU2:.AU18])" office:value-type="float" office:value="0.0569395" calcext:value-type="float">
            <text:p/>
          </table:table-cell>
          <table:table-cell table:formula="of:=MAX([.AV2:.AV18])" office:value-type="float" office:value="0.02846975" calcext:value-type="float">
            <text:p/>
          </table:table-cell>
          <table:table-cell table:formula="of:=MAX([.AW2:.AW18])" office:value-type="float" office:value="0.014234875" calcext:value-type="float">
            <text:p/>
          </table:table-cell>
          <table:table-cell table:formula="of:=MAX([.AX2:.AX18])" office:value-type="float" office:value="0.02846975" calcext:value-type="float">
            <text:p/>
          </table:table-cell>
        </table:table-row>
        <table:table-row table:style-name="ro1" table:number-rows-repeated="7">
          <table:table-cell table:number-columns-repeated="50"/>
        </table:table-row>
        <table:table-row table:style-name="ro1">
          <table:table-cell table:number-columns-repeated="18"/>
          <table:table-cell office:value-type="string" calcext:value-type="string">
            <text:p>-69c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2:42:12.414923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9:09:57.919828806</meta:creation-date>
    <dc:date>2014-06-03T20:35:45.784987228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950" meta:object-count="0"/>
  </office:meta>
</office:document-meta>
</file>